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rsConfigurationTests.checkOriginAllow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rsConfigurationTests.checkMethodAllow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rsConfigurationTests.checkOriginPatternNotAllow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rsConfigurationTests.comb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CorsConfigurationTests.combineWithAsteriskWildC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CorsConfigurationTests.combineWithNull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rsConfigurationTests.permitDefaultDoesntSetOriginWhenPatternPre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rsConfigurationTests.checkOriginNotAllow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rsConfigurationTests.combineWithDuplicated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orsConfigurationTests.combinePatternWithDefaultPermitValuesAndCustomOri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rsConfigurationTests.combineWithDefaultPermi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CorsConfigurationTests.checkMethodNotAllow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rsConfigurationTests.checkOriginPatternAllow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rsConfigurationTests.combinePatternWithDefaultPermi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rsConfigurationTests.checkHeadersNotAllow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rsConfigurationTests.combineWith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rsConfigurationTests.s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rsConfigurationTests.setNull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rsConfigurationTests.changePermitDefaul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rsConfigurationTests.checkHeadersAllow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